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 Professionnel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Réseau social</text:span> </text:p>
            <text:p/>
            <text:p><text:span text:style-name="T2">‘‘ </text:span><text:span text:style-name="T2">Et puis ta lettre ’’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f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ider des personnes seules (souvent âgées) à renouer des liens.</text:p>
              </text:list-item>
              <text:list-item>
                <text:p>Promouvoir l’utilisation du courrier papier auprès des personnes ne l’utilisant pas/pl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chnos/outils nécessai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JS / AJAX .</text:p>
              </text:list-item>
              <text:list-item>
                <text:p>PHP/ PDO / SSL / SQL.</text:p>
              </text:list-item>
              <text:list-item>
                <text:p>Websocket.</text:p>
              </text:list-item>
              <text:list-item>
                <text:p>JAVA.</text:p>
              </text:list-item>
              <text:list-item>
                <text:p>Curl / JSON google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nance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La poste (Logique!).</text:p>
              </text:list-item>
              <text:list-item>
                <text:p>Fabricants d’enveloppes/Papeteries.</text:p>
              </text:list-item>
              <text:list-item>
                <text:p>Crowdfunding.</text:p>
              </text:list-item>
              <text:list-item>
                <text:p>Pub (mais j’aime pas l’idé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20:26:14.145125615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38"/>
  </office:meta>
</office:document-meta>
</file>